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000000" loext:opacity="100%" fo:font-size="20pt" fo:font-style="italic" fo:font-weight="bold" officeooo:rsid="000faaa5" officeooo:paragraph-rsid="000faaa5" fo:background-color="#ffffff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Table_20_Contents">
      <style:text-properties fo:color="#000000" loext:opacity="100%" fo:font-size="14pt" fo:font-weight="bold" officeooo:rsid="000faaa5" officeooo:paragraph-rsid="000faaa5" fo:background-color="#ffffff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color="#000000" loext:opacity="100%" fo:font-size="14pt" fo:font-weight="bold" officeooo:rsid="00109df1" officeooo:paragraph-rsid="00109df1" fo:background-color="#ffffff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000000" loext:opacity="100%" fo:font-size="14pt" fo:font-weight="bold" officeooo:rsid="0011b933" officeooo:paragraph-rsid="0011b933" fo:background-color="#ffffff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000000" loext:opacity="100%" fo:font-size="14pt" fo:font-weight="bold" officeooo:rsid="0013f820" officeooo:paragraph-rsid="0013f820" fo:background-color="#ffffff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color="#000000" loext:opacity="100%" fo:font-size="14pt" officeooo:rsid="000faaa5" officeooo:paragraph-rsid="000faaa5" fo:background-color="#ffffff" style:font-size-asian="14pt" style:font-size-complex="14pt"/>
    </style:style>
    <style:style style:name="P7" style:family="paragraph" style:parent-style-name="Table_20_Contents">
      <style:text-properties fo:color="#000000" loext:opacity="100%" fo:font-size="14pt" fo:background-color="#ffffff" style:font-size-asian="14pt" style:font-size-complex="14pt"/>
    </style:style>
    <style:style style:name="P8" style:family="paragraph" style:parent-style-name="Table_20_Contents">
      <style:text-properties fo:color="#000000" loext:opacity="100%" fo:font-size="14pt" officeooo:rsid="00109df1" officeooo:paragraph-rsid="00109df1" fo:background-color="#ffffff" style:font-size-asian="14pt" style:font-size-complex="14pt"/>
    </style:style>
    <style:style style:name="P9" style:family="paragraph" style:parent-style-name="Table_20_Contents">
      <style:text-properties fo:color="#000000" loext:opacity="100%" fo:font-size="14pt" officeooo:rsid="0011b933" officeooo:paragraph-rsid="0011b933" fo:background-color="#ffffff" style:font-size-asian="14pt" style:font-size-complex="14pt"/>
    </style:style>
    <style:style style:name="P10" style:family="paragraph" style:parent-style-name="Table_20_Contents">
      <style:text-properties fo:color="#000000" loext:opacity="100%" fo:font-size="14pt" officeooo:rsid="0012ae2a" officeooo:paragraph-rsid="0012ae2a" fo:background-color="#ffffff" style:font-size-asian="14pt" style:font-size-complex="14pt"/>
    </style:style>
    <style:style style:name="P11" style:family="paragraph" style:parent-style-name="Table_20_Contents">
      <style:text-properties fo:color="#000000" loext:opacity="100%" fo:font-size="14pt" officeooo:rsid="0013f820" officeooo:paragraph-rsid="0013f820" fo:background-color="#ffffff" style:font-size-asian="14pt" style:font-size-complex="14pt"/>
    </style:style>
    <style:style style:name="P12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000000" loext:opacity="100%" fo:font-size="16pt" fo:font-weight="bold" officeooo:rsid="000b0205" officeooo:paragraph-rsid="000b0205" fo:background-color="#ffffff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000000" loext:opacity="100%" fo:font-size="14pt" fo:font-weight="normal" officeooo:rsid="000b0205" officeooo:paragraph-rsid="000b0205" fo:background-color="#fffff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loext:opacity="100%" fo:font-size="14pt" fo:font-weight="normal" officeooo:rsid="000f9821" officeooo:paragraph-rsid="000f9821" fo:background-color="#fffff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fo:font-size="14pt" fo:font-weight="normal" officeooo:rsid="0019a43b" officeooo:paragraph-rsid="0019a43b" fo:background-color="#fffff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fo:font-size="14pt" fo:font-style="italic" fo:font-weight="bold" officeooo:rsid="0019a43b" officeooo:paragraph-rsid="0019a43b" fo:background-color="#ffffff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000000" loext:opacity="100%" fo:font-size="12pt" fo:font-weight="normal" officeooo:rsid="000b0205" officeooo:paragraph-rsid="000b0205" fo:background-color="#fffff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000000" loext:opacity="100%" fo:font-size="12pt" fo:font-weight="normal" officeooo:rsid="000db555" officeooo:paragraph-rsid="000b0205" fo:background-color="#fffff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normal" officeooo:rsid="0015ac77" officeooo:paragraph-rsid="0015ac77" fo:background-color="#fffff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normal" officeooo:rsid="0015f52b" officeooo:paragraph-rsid="0015f52b" fo:background-color="#ffffff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text-properties fo:color="#000000" loext:opacity="100%" fo:font-size="12pt" fo:font-weight="normal" officeooo:rsid="0015f52b" officeooo:paragraph-rsid="0015f52b" fo:background-color="#ffffff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text-properties fo:color="#000000" loext:opacity="100%" fo:font-size="12pt" fo:font-weight="normal" officeooo:rsid="00183f00" officeooo:paragraph-rsid="00183f00" fo:background-color="#ffffff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color="#000000" loext:opacity="100%" fo:font-size="12pt" fo:font-weight="normal" officeooo:rsid="0016554f" officeooo:paragraph-rsid="0016554f" fo:background-color="#ffffff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fo:font-size="12pt" fo:font-weight="normal" officeooo:rsid="0016554f" officeooo:paragraph-rsid="0016554f" fo:background-color="#ffffff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text-properties fo:color="#000000" loext:opacity="100%" fo:font-size="12pt" fo:font-weight="normal" officeooo:rsid="0019a43b" officeooo:paragraph-rsid="0019a43b" fo:background-color="#ffff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normal" officeooo:rsid="0019a43b" officeooo:paragraph-rsid="0019a43b" fo:background-color="#fffff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normal" officeooo:rsid="0019a43b" officeooo:paragraph-rsid="001bec91" fo:background-color="#ffff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normal" officeooo:rsid="001b2d12" officeooo:paragraph-rsid="001b2d12" fo:background-color="#fffff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normal" officeooo:rsid="001d1e3b" officeooo:paragraph-rsid="001d1e3b" fo:background-color="#fffff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normal" officeooo:rsid="0025bacc" officeooo:paragraph-rsid="0025bacc" fo:background-color="#fffff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fo:font-size="12pt" fo:font-weight="normal" officeooo:rsid="0025bacc" officeooo:paragraph-rsid="0025bacc" fo:background-color="#ffffff" style:font-size-asian="10.5pt" style:font-weight-asian="normal" style:font-size-complex="12pt" style:font-weight-complex="normal"/>
    </style:style>
    <style:style style:name="P32" style:family="paragraph" style:parent-style-name="Standard" style:list-style-name="L12">
      <style:text-properties fo:color="#000000" loext:opacity="100%" fo:font-size="12pt" fo:font-weight="normal" officeooo:rsid="0025bacc" officeooo:paragraph-rsid="0025bacc" fo:background-color="#ffffff" style:font-size-asian="10.5pt" style:font-weight-asian="normal" style:font-size-complex="12pt" style:font-weight-complex="normal"/>
    </style:style>
    <style:style style:name="P33" style:family="paragraph" style:parent-style-name="Standard" style:list-style-name="L14">
      <style:text-properties fo:color="#000000" loext:opacity="100%" fo:font-size="12pt" fo:font-weight="normal" officeooo:rsid="0025bacc" officeooo:paragraph-rsid="0025bacc" fo:background-color="#ffffff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text-properties fo:color="#000000" loext:opacity="100%" fo:font-size="12pt" fo:font-weight="bold" officeooo:rsid="0015f52b" officeooo:paragraph-rsid="0015f52b" fo:background-color="#fffff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bold" officeooo:rsid="0019a43b" officeooo:paragraph-rsid="001bec91" fo:background-color="#fffff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bold" officeooo:rsid="001bec91" officeooo:paragraph-rsid="001bec91" fo:background-color="#fffff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bold" officeooo:rsid="001bec91" officeooo:paragraph-rsid="00252e5d" fo:background-color="#ffffff" style:font-size-asian="10.5pt" style:font-weight-asian="bold" style:font-size-complex="12pt" style:font-weight-complex="bold"/>
    </style:style>
    <style:style style:name="P38" style:family="paragraph" style:parent-style-name="Standard" style:list-style-name="L5">
      <style:text-properties fo:color="#000000" loext:opacity="100%" fo:font-size="12pt" fo:font-weight="bold" officeooo:rsid="001d1e3b" officeooo:paragraph-rsid="001d1e3b" fo:background-color="#ffff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weight="bold" officeooo:rsid="00252e5d" officeooo:paragraph-rsid="00252e5d" fo:background-color="#ffffff" style:font-size-asian="10.5pt" style:font-weight-asian="bold" style:font-size-complex="12pt" style:font-weight-complex="bold"/>
    </style:style>
    <style:style style:name="P40" style:family="paragraph" style:parent-style-name="Standard" style:list-style-name="L10">
      <style:text-properties fo:color="#000000" loext:opacity="100%" fo:font-size="12pt" fo:font-style="italic" fo:font-weight="bold" officeooo:rsid="00223bb5" officeooo:paragraph-rsid="00223bb5" fo:background-color="#ffffff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style="italic" fo:font-weight="bold" officeooo:rsid="0025bacc" officeooo:paragraph-rsid="0025bacc" fo:background-color="#ffffff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style="italic" fo:font-weight="bold" officeooo:rsid="0019a43b" officeooo:paragraph-rsid="001bec91" fo:background-color="#ffffff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fo:color="#000000" loext:opacity="100%" fo:font-size="12pt" fo:font-style="italic" fo:font-weight="normal" officeooo:rsid="001bec91" officeooo:paragraph-rsid="001bec91" fo:background-color="#ffffff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color="#000000" loext:opacity="100%" fo:font-size="12pt" fo:font-style="italic" fo:font-weight="normal" officeooo:rsid="00205e61" officeooo:paragraph-rsid="001f088c" fo:background-color="#ffffff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color="#000000" loext:opacity="100%" fo:font-size="12pt" fo:font-style="italic" fo:font-weight="normal" officeooo:rsid="00205e61" officeooo:paragraph-rsid="00205e61" fo:background-color="#ffffff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 style:list-style-name="L3">
      <style:text-properties fo:color="#000000" loext:opacity="100%" fo:font-size="12pt" fo:font-style="normal" fo:font-weight="bold" officeooo:rsid="001cb611" officeooo:paragraph-rsid="001d1e3b" fo:background-color="#ffffff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 style:list-style-name="L4">
      <style:text-properties fo:color="#000000" loext:opacity="100%" fo:font-size="12pt" fo:font-style="normal" fo:font-weight="bold" officeooo:rsid="001cb611" officeooo:paragraph-rsid="001cb611" fo:background-color="#ffffff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 style:list-style-name="L5">
      <style:text-properties fo:color="#000000" loext:opacity="100%" fo:font-size="12pt" fo:font-style="normal" fo:font-weight="bold" officeooo:rsid="001d1e3b" officeooo:paragraph-rsid="001d1e3b" fo:background-color="#ffffff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6">
      <style:text-properties fo:color="#000000" loext:opacity="100%" fo:font-size="12pt" fo:font-style="normal" fo:font-weight="bold" officeooo:rsid="001d1e3b" officeooo:paragraph-rsid="001d1e3b" fo:background-color="#ffffff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6">
      <style:text-properties fo:color="#000000" loext:opacity="100%" fo:font-size="12pt" fo:font-style="normal" fo:font-weight="bold" officeooo:rsid="001f088c" officeooo:paragraph-rsid="001f088c" fo:background-color="#ffffff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7">
      <style:text-properties fo:color="#000000" loext:opacity="100%" fo:font-size="12pt" fo:font-style="normal" fo:font-weight="bold" officeooo:rsid="001f088c" officeooo:paragraph-rsid="001f088c" fo:background-color="#ffffff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9">
      <style:text-properties fo:color="#000000" loext:opacity="100%" fo:font-size="12pt" fo:font-style="normal" fo:font-weight="bold" officeooo:rsid="00223bb5" officeooo:paragraph-rsid="00223bb5" fo:background-color="#ffffff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10">
      <style:text-properties fo:color="#000000" loext:opacity="100%" fo:font-size="12pt" fo:font-style="normal" fo:font-weight="bold" officeooo:rsid="00223bb5" officeooo:paragraph-rsid="00223bb5" fo:background-color="#ffffff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9">
      <style:text-properties fo:color="#000000" loext:opacity="100%" fo:font-size="12pt" fo:font-style="normal" fo:font-weight="bold" officeooo:rsid="00240ca2" officeooo:paragraph-rsid="00240ca2" fo:background-color="#ffffff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5">
      <style:text-properties fo:color="#000000" loext:opacity="100%" fo:font-size="12pt" fo:font-style="normal" fo:font-weight="bold" officeooo:rsid="00289161" officeooo:paragraph-rsid="00289161" fo:background-color="#ffffff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fo:color="#000000" loext:opacity="100%" fo:font-size="12pt" fo:font-style="normal" fo:font-weight="bold" officeooo:rsid="00289161" officeooo:paragraph-rsid="00289161" fo:background-color="#ffffff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fo:color="#000000" loext:opacity="100%" fo:font-size="12pt" fo:font-style="normal" fo:font-weight="bold" officeooo:rsid="00292f43" officeooo:paragraph-rsid="00292f43" fo:background-color="#ffffff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16">
      <style:text-properties fo:color="#000000" loext:opacity="100%" fo:font-size="12pt" fo:font-style="normal" fo:font-weight="bold" officeooo:rsid="0029baa9" officeooo:paragraph-rsid="0029baa9" fo:background-color="#ffffff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fo:color="#000000" loext:opacity="100%" fo:font-size="12pt" fo:font-style="normal" fo:font-weight="bold" officeooo:rsid="0029baa9" officeooo:paragraph-rsid="0029baa9" fo:background-color="#ffffff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 style:list-style-name="L17">
      <style:text-properties fo:color="#000000" loext:opacity="100%" fo:font-size="12pt" fo:font-style="normal" fo:font-weight="bold" officeooo:rsid="0029baa9" officeooo:paragraph-rsid="0029baa9" fo:background-color="#ffffff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17">
      <style:text-properties fo:color="#000000" loext:opacity="100%" fo:font-size="12pt" fo:font-style="normal" fo:font-weight="bold" officeooo:rsid="0029baa9" officeooo:paragraph-rsid="002a0791" fo:background-color="#ffffff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17">
      <style:text-properties fo:color="#000000" loext:opacity="100%" fo:font-size="12pt" fo:font-style="normal" fo:font-weight="bold" officeooo:rsid="002a0791" officeooo:paragraph-rsid="002a0791" fo:background-color="#ffffff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fo:color="#000000" loext:opacity="100%" fo:font-size="12pt" fo:font-style="normal" fo:font-weight="normal" officeooo:rsid="001bec91" officeooo:paragraph-rsid="001bec91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fo:color="#000000" loext:opacity="100%" fo:font-size="12pt" fo:font-style="normal" fo:font-weight="normal" officeooo:rsid="001bec91" officeooo:paragraph-rsid="001f088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color="#000000" loext:opacity="100%" fo:font-size="12pt" fo:font-style="normal" fo:font-weight="normal" officeooo:rsid="001d1e3b" officeooo:paragraph-rsid="001d1e3b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color="#000000" loext:opacity="100%" fo:font-size="12pt" fo:font-style="normal" fo:font-weight="normal" officeooo:rsid="001f088c" officeooo:paragraph-rsid="001f088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7">
      <style:text-properties fo:color="#000000" loext:opacity="100%" fo:font-size="12pt" fo:font-style="normal" fo:font-weight="normal" officeooo:rsid="001f088c" officeooo:paragraph-rsid="001f088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color="#000000" loext:opacity="100%" fo:font-size="12pt" fo:font-style="normal" fo:font-weight="normal" officeooo:rsid="00205e61" officeooo:paragraph-rsid="00205e61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8">
      <style:text-properties fo:color="#000000" loext:opacity="100%" fo:font-size="12pt" fo:font-style="normal" fo:font-weight="normal" officeooo:rsid="00205e61" officeooo:paragraph-rsid="00205e61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color="#000000" loext:opacity="100%" fo:font-size="12pt" fo:font-style="normal" fo:font-weight="normal" officeooo:rsid="00223bb5" officeooo:paragraph-rsid="00223bb5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4">
      <style:text-properties fo:color="#000000" loext:opacity="100%" fo:font-size="12pt" fo:font-style="normal" fo:font-weight="normal" officeooo:rsid="002781dc" officeooo:paragraph-rsid="002781d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color="#000000" loext:opacity="100%" fo:font-size="12pt" fo:font-style="normal" fo:font-weight="normal" officeooo:rsid="002781dc" officeooo:paragraph-rsid="002781d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left="0.635cm" fo:margin-right="0cm" fo:text-indent="0cm" style:auto-text-indent="false"/>
      <style:text-properties fo:color="#000000" loext:opacity="100%" fo:font-weight="bold" officeooo:rsid="000c435d" officeooo:paragraph-rsid="000c435d" fo:background-color="#ffffff" style:font-weight-asian="bold" style:font-weight-complex="bold"/>
    </style:style>
    <style:style style:name="P74" style:family="paragraph" style:parent-style-name="Standard">
      <style:paragraph-properties fo:margin-left="0.635cm" fo:margin-right="0cm" fo:text-indent="0cm" style:auto-text-indent="false"/>
      <style:text-properties fo:color="#000000" loext:opacity="100%" fo:font-weight="bold" officeooo:rsid="000c435d" officeooo:paragraph-rsid="000db555" fo:background-color="#ffffff" style:font-weight-asian="bold" style:font-weight-complex="bold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color="#000000" loext:opacity="100%" fo:font-weight="bold" officeooo:rsid="000db555" officeooo:paragraph-rsid="000db555" fo:background-color="#ffffff" style:font-weight-asian="bold" style:font-weight-complex="bold"/>
    </style:style>
    <style:style style:name="P76" style:family="paragraph" style:parent-style-name="Standard" style:list-style-name="L1">
      <style:text-properties fo:color="#000000" loext:opacity="100%" fo:font-weight="bold" officeooo:rsid="000db555" officeooo:paragraph-rsid="000db555" fo:background-color="#ffffff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color="#000000" loext:opacity="100%" fo:font-weight="bold" officeooo:rsid="000db555" officeooo:paragraph-rsid="000f9821" fo:background-color="#ffffff" style:font-weight-asian="bold" style:font-weight-complex="bold"/>
    </style:style>
    <style:style style:name="P78" style:family="paragraph" style:parent-style-name="Standard" style:list-style-name="L1">
      <style:text-properties fo:color="#000000" loext:opacity="100%" fo:font-weight="bold" officeooo:rsid="000f1e4b" officeooo:paragraph-rsid="000f1e4b" fo:background-color="#ffffff" style:font-weight-asian="bold" style:font-weight-complex="bold"/>
    </style:style>
    <style:style style:name="P79" style:family="paragraph" style:parent-style-name="Standard" style:list-style-name="L1">
      <style:text-properties fo:color="#000000" loext:opacity="100%" fo:font-weight="bold" officeooo:rsid="000f9821" officeooo:paragraph-rsid="000f9821" fo:background-color="#ffffff" style:font-weight-asian="bold" style:font-weight-complex="bold"/>
    </style:style>
    <style:style style:name="P80" style:family="paragraph" style:parent-style-name="Standard">
      <style:text-properties fo:color="#000000" loext:opacity="100%" fo:font-weight="bold" officeooo:rsid="000f9821" officeooo:paragraph-rsid="000f9821" fo:background-color="#ffffff" style:font-weight-asian="bold" style:font-weight-complex="bold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fo:font-weight="bold" officeooo:rsid="000faaa5" officeooo:paragraph-rsid="000f9821" fo:background-color="#ffffff" style:font-size-asian="20pt" style:font-weight-asian="bold" style:font-size-complex="20pt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fo:font-weight="bold" officeooo:rsid="0015ac77" officeooo:paragraph-rsid="0015ac77" fo:background-color="#ffffff" style:font-size-asian="20pt" style:font-weight-asian="bold" style:font-size-complex="20pt" style:font-weight-complex="bold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fo:font-weight="bold" officeooo:rsid="0019a43b" officeooo:paragraph-rsid="0019a43b" fo:background-color="#ffffff" style:font-size-asian="20pt" style:font-weight-asian="bold" style:font-size-complex="20pt" style:font-weight-complex="bold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color="#000000" loext:opacity="100%" fo:font-size="20pt" fo:font-weight="bold" officeooo:rsid="0019a43b" officeooo:paragraph-rsid="001bec91" fo:background-color="#ffffff" style:font-size-asian="20pt" style:font-weight-asian="bold" style:font-size-complex="20pt" style:font-weight-complex="bold"/>
    </style:style>
    <style:style style:name="P85" style:family="paragraph" style:parent-style-name="Standard">
      <style:text-properties fo:color="#000000" loext:opacity="100%" officeooo:paragraph-rsid="000b0205" fo:background-color="#ffffff"/>
    </style:style>
    <style:style style:name="P86" style:family="paragraph" style:parent-style-name="Standard">
      <style:paragraph-properties fo:margin-left="0.635cm" fo:margin-right="0cm" fo:text-indent="0.614cm" style:auto-text-indent="false"/>
      <style:text-properties fo:color="#000000" loext:opacity="100%" officeooo:paragraph-rsid="000b0205" fo:background-color="#ffffff"/>
    </style:style>
    <style:style style:name="P87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000000" loext:opacity="100%" officeooo:paragraph-rsid="000b0205" fo:background-color="#ffffff"/>
    </style:style>
    <style:style style:name="P88" style:family="paragraph" style:parent-style-name="Standard">
      <style:text-properties fo:color="#000000" loext:opacity="100%" officeooo:paragraph-rsid="00223bb5" fo:background-color="#ffffff"/>
    </style:style>
    <style:style style:name="P89" style:family="paragraph" style:parent-style-name="Standard">
      <style:paragraph-properties fo:margin-left="0.635cm" fo:margin-right="0cm" fo:text-indent="0.614cm" style:auto-text-indent="false"/>
      <style:text-properties fo:color="#000000" loext:opacity="100%" officeooo:rsid="000c435d" officeooo:paragraph-rsid="000c435d" fo:background-color="#ffffff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color="#ff4000" loext:opacity="100%" fo:font-size="12pt" fo:font-style="normal" fo:font-weight="normal" officeooo:rsid="0025bacc" officeooo:paragraph-rsid="002781d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fo:color="#ff4000" loext:opacity="100%" fo:font-size="12pt" fo:font-weight="normal" officeooo:rsid="0025bacc" officeooo:paragraph-rsid="0025bacc" fo:background-color="#fffff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color="#ff4000" loext:opacity="100%" fo:font-size="12pt" fo:font-weight="normal" officeooo:rsid="001b2d12" officeooo:paragraph-rsid="0025bacc" fo:background-color="#fffff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52b" style:font-weight-asian="bold" style:font-weight-complex="bold"/>
    </style:style>
    <style:style style:name="T3" style:family="text">
      <style:text-properties fo:font-weight="bold" officeooo:rsid="00183f00" style:font-weight-asian="bold" style:font-weight-complex="bold"/>
    </style:style>
    <style:style style:name="T4" style:family="text">
      <style:text-properties officeooo:rsid="001b55fe"/>
    </style:style>
    <style:style style:name="T5" style:family="text">
      <style:text-properties officeooo:rsid="000b0205"/>
    </style:style>
    <style:style style:name="T6" style:family="text">
      <style:text-properties officeooo:rsid="000c435d"/>
    </style:style>
    <style:style style:name="T7" style:family="text">
      <style:text-properties officeooo:rsid="000db555"/>
    </style:style>
    <style:style style:name="T8" style:family="text">
      <style:text-properties officeooo:rsid="000f1e4b"/>
    </style:style>
    <style:style style:name="T9" style:family="text">
      <style:text-properties officeooo:rsid="000f9821"/>
    </style:style>
    <style:style style:name="T10" style:family="text">
      <style:text-properties fo:font-size="14pt" fo:font-weight="normal" officeooo:rsid="000f9821" style:font-size-asian="14pt" style:font-weight-asian="normal" style:font-size-complex="14pt" style:font-weight-complex="normal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size="14pt" officeooo:rsid="0019a43b" style:font-size-asian="12.25pt" style:font-size-complex="14pt"/>
    </style:style>
    <style:style style:name="T13" style:family="text">
      <style:text-properties fo:font-size="20pt" officeooo:rsid="000faaa5" style:font-size-asian="20pt" style:font-size-complex="20pt"/>
    </style:style>
    <style:style style:name="T14" style:family="text">
      <style:text-properties officeooo:rsid="0012ae2a"/>
    </style:style>
    <style:style style:name="T15" style:family="text">
      <style:text-properties officeooo:rsid="0013f820"/>
    </style:style>
    <style:style style:name="T16" style:family="text">
      <style:text-properties officeooo:rsid="0015f52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1e3b" style:font-weight-asian="normal" style:font-weight-complex="normal"/>
    </style:style>
    <style:style style:name="T19" style:family="text">
      <style:text-properties fo:font-weight="normal" officeooo:rsid="001f088c" style:font-weight-asian="normal" style:font-weight-complex="normal"/>
    </style:style>
    <style:style style:name="T20" style:family="text">
      <style:text-properties fo:font-weight="normal" officeooo:rsid="00205e61" style:font-weight-asian="normal" style:font-weight-complex="normal"/>
    </style:style>
    <style:style style:name="T21" style:family="text">
      <style:text-properties fo:font-weight="normal" officeooo:rsid="0029baa9" style:font-weight-asian="normal" style:font-weight-complex="normal"/>
    </style:style>
    <style:style style:name="T22" style:family="text">
      <style:text-properties fo:font-weight="normal" officeooo:rsid="002a0791" style:font-weight-asian="normal" style:font-weight-complex="normal"/>
    </style:style>
    <style:style style:name="T23" style:family="text">
      <style:text-properties officeooo:rsid="0016554f"/>
    </style:style>
    <style:style style:name="T24" style:family="text">
      <style:text-properties officeooo:rsid="0019a43b"/>
    </style:style>
    <style:style style:name="T25" style:family="text">
      <style:text-properties officeooo:rsid="001b2d12"/>
    </style:style>
    <style:style style:name="T26" style:family="text">
      <style:text-properties officeooo:rsid="00223bb5"/>
    </style:style>
    <style:style style:name="T27" style:family="text">
      <style:text-properties officeooo:rsid="001bec91"/>
    </style:style>
    <style:style style:name="T28" style:family="text">
      <style:text-properties fo:font-style="italic" officeooo:rsid="0019a43b" style:font-size-asian="12pt" style:font-style-asian="italic" style:font-style-complex="italic"/>
    </style:style>
    <style:style style:name="T29" style:family="text">
      <style:text-properties fo:font-style="italic" officeooo:rsid="00252e5d" style:font-size-asian="12pt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d1e3b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f088c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05e61" style:font-style-asian="italic" style:font-weight-asian="normal" style:font-style-complex="italic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d1e3b" style:font-style-asian="italic" style:font-style-complex="italic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89161" style:font-style-asian="normal" style:font-weight-asian="bold" style:font-style-complex="normal" style:font-weight-complex="bold"/>
    </style:style>
    <style:style style:name="T40" style:family="text">
      <style:text-properties officeooo:rsid="001f088c"/>
    </style:style>
    <style:style style:name="T41" style:family="text">
      <style:text-properties fo:font-size="12pt" fo:font-style="italic" fo:font-weight="normal" officeooo:rsid="00223bb5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officeooo:rsid="0025bac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Hurtownia danych: Specyfikacja procesów biznesowych komisariatu policji</text:p>
      <text:p text:style-name="P87"/>
      <text:p text:style-name="P12">Specyfikacja wymagań dla procesów biznesowych komisariatu policji</text:p>
      <text:p text:style-name="P12"/>
      <text:p text:style-name="P13">1. <text:s/>Ogólny opis procesów biznesowych:</text:p>
      <text:p text:style-name="P17"/>
      <text:p text:style-name="P18">a)</text:p>
      <text:p text:style-name="P17"/>
      <text:p text:style-name="P86"><text:span text:style-name="T1">Komisariat Policji w Gdańsku </text:span>zajmuje się utrzymaniem porządku publicznego na terenie miasta Gdańsk. Głównym celem jest osiągnięcie jak najwyższego poziomu bezpieczeństwa w mieście. Aby osiągnąć ten cel Jan Policyjny – komendant – przypuszcza roczny spadek wypadków drogowych <text:span text:style-name="T4">na terenie </text:span><text:span text:style-name="T5">będącym </text:span><text:span text:style-name="T4">objętym </text:span><text:span text:style-name="T5">pod</text:span><text:span text:style-name="T4"> jury</text:span><text:span text:style-name="T5">s</text:span><text:span text:style-name="T4">dykcją</text:span> o 10%.</text:p>
      <text:p text:style-name="P89">Do kluczowych zagadnień w kontekście utrzymania i kontroli bezpieczeństwa drogowego, należą między innymi przeprowadzane regularnie akcje kontrolne, w których to patrole policyjne rozstawione w odpowiednich miejscach kontrolują prędkość z jaką poruszają się nadjeżdżające w ich stronę pojazdy. W przypadku gdy dojdzie do naruszenia przepisów, przekroczenia prędkości patrol zatrzymuje kierowcę na kontrolę, sprawdza jego trzeźwość oraz wypisuje mu ewentualny mandat otrzymany za przekroczenie prędkości.</text:p>
      <text:p text:style-name="P86">Komendanta interesuje jaka jest zależność między <text:span text:style-name="T5">natężeniem wykroczeń drogowych, a </text:span><text:s/>różnymi okresami roku, <text:span text:style-name="T6">to jakie miejsca wymagają szczególnej uwagi przy planowaniu akcji oraz to w jakich dniach tygodnia szczególnie natężają się wykroczenia drogowe.</text:span></text:p>
      <text:p text:style-name="P73"/>
      <text:p text:style-name="P74">Komendant chce w perspektywie najbliższego roku uzyskać <text:span text:style-name="T7">10%</text:span> spadek wykroczeń drogowyc<text:span text:style-name="T8">h względem roku bieżącego.</text:span></text:p>
      <text:p text:style-name="P74"/>
      <text:p text:style-name="P75">b)</text:p>
      <text:list xml:id="list3728570122" text:style-name="L1">
        <text:list-item>
          <text:p text:style-name="P76">Pogrupuj liczbę wykroczeń w konkretnych grupach wiekowych.</text:p>
        </text:list-item>
        <text:list-item>
          <text:p text:style-name="P78">Podaj ile zarobiły mandaty przez ostatni kwartał.</text:p>
        </text:list-item>
        <text:list-item>
          <text:p text:style-name="P78">W których miejscach przez ostatni miesiąc doszło do największej liczby wykroczeń?</text:p>
        </text:list-item>
        <text:list-item>
          <text:p text:style-name="P78">W jakim dniu tygodnia najczęściej łapani są pijani kierowcy?</text:p>
        </text:list-item>
        <text:list-item>
          <text:p text:style-name="P78">Który miesiąc przyniósł najsurowsze kary punktowe przez ostatnie pół roku?</text:p>
        </text:list-item>
        <text:list-item>
          <text:p text:style-name="P78">Porównaj liczbę wykroczeń z poprzedniego tygodnia, ze średnią liczbą wykroczeń na tydzień z ostatnich 3 miesięcy.</text:p>
        </text:list-item>
        <text:list-item>
          <text:p text:style-name="P78">Ile spośród wszystkich wykroczeń drogowych było z udziałem osób nietrzeźwych?</text:p>
        </text:list-item>
        <text:list-item>
          <text:p text:style-name="P78">Biorąc pod uwagę tylko ostatni miesiąc, który z patroli wystawił największą liczbę mandatów?</text:p>
        </text:list-item>
        <text:list-item>
          <text:p text:style-name="P78">Biorąc pod uwagę wszystkie patrole ile z planowanych akcji się nie odbyło przez ostatnie pół roku?</text:p>
        </text:list-item>
        <text:list-item>
          <text:p text:style-name="P79">Jak zmienia się liczba wykroczeń przez miesiące wakacyjne, w porównaniu całego roku?</text:p>
        </text:list-item>
      </text:list>
      <text:p text:style-name="P80"/>
      <text:p text:style-name="P80">c)</text:p>
      <text:p text:style-name="P80"/>
      <text:p text:style-name="P80"><text:tab/>Wszystkie dane dotyczące patroli, akcji, a także samych wystawianych mandatów przechowywane są w systemie „Ticketer”. System ten przechowuje informacje na temat tego jaki patrol i kiedy przeprowadzał akcję drogową, jakie podczas niej były kontrole oraz ile i jakie mandaty zostały podczas danej akcji wystawione.</text:p>
      <text:p text:style-name="P74"/>
      <text:p text:style-name="P75"/>
      <text:p text:style-name="P77"><text:soft-page-break/><text:span text:style-name="T9">2. </text:span><text:span text:style-name="T10">Struktury źródeł danych:</text:span></text:p>
      <text:p text:style-name="P14"/>
      <text:p text:style-name="P77"><text:s/><text:span text:style-name="T13">Ticketer</text:span></text:p>
      <text:p text:style-name="P81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">Table name</text:p>
          </table:table-cell>
          <table:table-cell table:style-name="Tabela1.A1" office:value-type="string">
            <text:p text:style-name="P1">Attribute</text:p>
          </table:table-cell>
          <table:table-cell table:style-name="Tabela1.A1" office:value-type="string">
            <text:p text:style-name="P1">Attribute Type</text:p>
          </table:table-cell>
          <table:table-cell table:style-name="Tabela1.D1" office:value-type="string">
            <text:p text:style-name="P1">Description</text:p>
          </table:table-cell>
        </table:table-row>
        <table:table-row>
          <table:table-cell table:style-name="Tabela1.A2" office:value-type="string">
            <text:p text:style-name="P2">Patrol</text:p>
          </table:table-cell>
          <table:table-cell table:style-name="Tabela1.A2" office:value-type="string">
            <text:p text:style-name="P6">Id</text:p>
          </table:table-cell>
          <table:table-cell table:style-name="Tabela1.A2" office:value-type="string">
            <text:p text:style-name="P6">Numeric</text:p>
          </table:table-cell>
          <table:table-cell table:style-name="Tabela1.D2" office:value-type="string">
            <text:p text:style-name="P6">PK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6">nr_przelozonego</text:p>
          </table:table-cell>
          <table:table-cell table:style-name="Tabela1.A2" office:value-type="string">
            <text:p text:style-name="P6">Numeric</text:p>
          </table:table-cell>
          <table:table-cell table:style-name="Tabela1.D2" office:value-type="string">
            <text:p text:style-name="P6">Numer identyfikacyjny starszego policjanta z patrolu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6">nr_mlodszego</text:p>
          </table:table-cell>
          <table:table-cell table:style-name="Tabela1.A2" office:value-type="string">
            <text:p text:style-name="P6">Numeric</text:p>
          </table:table-cell>
          <table:table-cell table:style-name="Tabela1.D2" office:value-type="string">
            <text:p text:style-name="P6">Numer identyfikacyjny młodszego policjanta z patrolu</text:p>
          </table:table-cell>
        </table:table-row>
        <table:table-row>
          <table:table-cell table:style-name="Tabela1.A2" office:value-type="string">
            <text:p text:style-name="P2">Akcja</text:p>
          </table:table-cell>
          <table:table-cell table:style-name="Tabela1.A2" office:value-type="string">
            <text:p text:style-name="P6">data</text:p>
          </table:table-cell>
          <table:table-cell table:style-name="Tabela1.A2" office:value-type="string">
            <text:p text:style-name="P6">DateTime</text:p>
          </table:table-cell>
          <table:table-cell table:style-name="Tabela1.D2" office:value-type="string">
            <text:p text:style-name="P6">Dokładana data przeprowadzonej akcji drogowej, z dokładnością do godzin jej się odbywania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6">miejsce</text:p>
          </table:table-cell>
          <table:table-cell table:style-name="Tabela1.A2" office:value-type="string">
            <text:p text:style-name="P6">String(100)</text:p>
          </table:table-cell>
          <table:table-cell table:style-name="Tabela1.D2" office:value-type="string">
            <text:p text:style-name="P6">Miejsce odbywania się akcji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6">Id</text:p>
          </table:table-cell>
          <table:table-cell table:style-name="Tabela1.A2" office:value-type="string">
            <text:p text:style-name="P6">Numeric</text:p>
          </table:table-cell>
          <table:table-cell table:style-name="Tabela1.D2" office:value-type="string">
            <text:p text:style-name="P6">PK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8">FK_patrol_id</text:p>
          </table:table-cell>
          <table:table-cell table:style-name="Tabela1.A2" office:value-type="string">
            <text:p text:style-name="P8">Numeric</text:p>
          </table:table-cell>
          <table:table-cell table:style-name="Tabela1.D2" office:value-type="string">
            <text:p text:style-name="P8">Klucz obcy wskazujący na patrol kierujący akcją, realizacja relacji n:1 między akcją a patrolem</text:p>
          </table:table-cell>
        </table:table-row>
        <table:table-row>
          <table:table-cell table:style-name="Tabela1.A2" office:value-type="string">
            <text:p text:style-name="P3">Kontrola</text:p>
          </table:table-cell>
          <table:table-cell table:style-name="Tabela1.A2" office:value-type="string">
            <text:p text:style-name="P8">FK_akcja_id</text:p>
          </table:table-cell>
          <table:table-cell table:style-name="Tabela1.A2" office:value-type="string">
            <text:p text:style-name="P9">Numeric</text:p>
          </table:table-cell>
          <table:table-cell table:style-name="Tabela1.D2" office:value-type="string">
            <text:p text:style-name="P9"><text:span text:style-name="T14">FK część </text:span>PK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8">FK_patrol_id</text:p>
          </table:table-cell>
          <table:table-cell table:style-name="Tabela1.A2" office:value-type="string">
            <text:p text:style-name="P9">Numeric</text:p>
          </table:table-cell>
          <table:table-cell table:style-name="Tabela1.D2" office:value-type="string">
            <text:p text:style-name="P9"><text:span text:style-name="T14">FK część </text:span>PK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9">czas</text:p>
          </table:table-cell>
          <table:table-cell table:style-name="Tabela1.A2" office:value-type="string">
            <text:p text:style-name="P9">DateTime</text:p>
          </table:table-cell>
          <table:table-cell table:style-name="Tabela1.D2" office:value-type="string">
            <text:p text:style-name="P9">Określa dokładną godzinę, w której odbyła się kontrola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10">trzezwy</text:p>
          </table:table-cell>
          <table:table-cell table:style-name="Tabela1.A2" office:value-type="string">
            <text:p text:style-name="P10">Bit</text:p>
          </table:table-cell>
          <table:table-cell table:style-name="Tabela1.D2" office:value-type="string">
            <text:p text:style-name="P10">Określa czy zatrzymany był pod wpływem alkoholu</text:p>
          </table:table-cell>
        </table:table-row>
        <text:soft-page-break/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10">wykroczenie</text:p>
          </table:table-cell>
          <table:table-cell table:style-name="Tabela1.A2" office:value-type="string">
            <text:p text:style-name="P10">bit</text:p>
          </table:table-cell>
          <table:table-cell table:style-name="Tabela1.D2" office:value-type="string">
            <text:p text:style-name="P10">Określa czy zatrzymany popełnił wykroczenie</text:p>
          </table:table-cell>
        </table:table-row>
        <table:table-row>
          <table:table-cell table:style-name="Tabela1.A2" office:value-type="string">
            <text:p text:style-name="P5">Mandat</text:p>
          </table:table-cell>
          <table:table-cell table:style-name="Tabela1.A2" office:value-type="string">
            <text:p text:style-name="P11">FK_patrol_id</text:p>
          </table:table-cell>
          <table:table-cell table:style-name="Tabela1.A2" office:value-type="string">
            <text:p text:style-name="P11">Numeric</text:p>
          </table:table-cell>
          <table:table-cell table:style-name="Tabela1.D2" office:value-type="string">
            <text:p text:style-name="P11">FK część PK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11">FK_mandat_id</text:p>
          </table:table-cell>
          <table:table-cell table:style-name="Tabela1.A2" office:value-type="string">
            <text:p text:style-name="P11">Numeric</text:p>
          </table:table-cell>
          <table:table-cell table:style-name="Tabela1.D2" office:value-type="string">
            <text:p text:style-name="P11">FK część PK</text:p>
          </table:table-cell>
        </table:table-row>
      </table:table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11">imie</text:p>
          </table:table-cell>
          <table:table-cell table:style-name="Tabela2.A1" office:value-type="string">
            <text:p text:style-name="P11">String(50)</text:p>
          </table:table-cell>
          <table:table-cell table:style-name="Tabela2.D1" office:value-type="string">
            <text:p text:style-name="P7">Imię popełniającego wykroczenie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>nazwisko</text:p>
          </table:table-cell>
          <table:table-cell table:style-name="Tabela2.A2" office:value-type="string">
            <text:p text:style-name="P7">String(50)</text:p>
          </table:table-cell>
          <table:table-cell table:style-name="Tabela2.D2" office:value-type="string">
            <text:p text:style-name="P7">Nazwisko popełniającego wykroczenie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>rejestracja</text:p>
          </table:table-cell>
          <table:table-cell table:style-name="Tabela2.A2" office:value-type="string">
            <text:p text:style-name="P7">String(10)</text:p>
          </table:table-cell>
          <table:table-cell table:style-name="Tabela2.D2" office:value-type="string">
            <text:p text:style-name="P7">Numer rejestracyjny pojazdu, którym poruszał się popełniający wykroczenie.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>termin_zapłaty</text:p>
          </table:table-cell>
          <table:table-cell table:style-name="Tabela2.A2" office:value-type="string">
            <text:p text:style-name="P7">DateTime</text:p>
          </table:table-cell>
          <table:table-cell table:style-name="Tabela2.D2" office:value-type="string">
            <text:p text:style-name="P7">Dokładna data, do której <text:span text:style-name="T15">opłata ma zostać uiszczona</text:span>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11">wiek</text:p>
          </table:table-cell>
          <table:table-cell table:style-name="Tabela2.A2" office:value-type="string">
            <text:p text:style-name="P11">Numeric</text:p>
          </table:table-cell>
          <table:table-cell table:style-name="Tabela2.D2" office:value-type="string">
            <text:p text:style-name="P11">Wiek popełniającego wykroczenie</text:p>
          </table:table-cell>
        </table:table-row>
      </table:table>
      <text:p text:style-name="P81"/>
      <text:p text:style-name="P82"/>
      <text:p text:style-name="P82">Excel Komendanta</text:p>
      <text:p text:style-name="P19"/>
      <text:p text:style-name="P19"><text:span text:style-name="T2">Strona 1</text:span><text:span text:style-name="T16"> </text:span>Komendant posiada prywatnego Excel’a, w którym przechowuje informacje na temat patroli, to ile akcji oraz kontroli przeprowadzili, a także ile mandatów wystawili:</text:p>
      <text:p text:style-name="P20"/>
      <text:list xml:id="list826607258" text:style-name="L2">
        <text:list-item>
          <text:p text:style-name="P34">Kolumna A – <text:span text:style-name="T17">Imię policjanta (text)</text:span></text:p>
        </text:list-item>
        <text:list-item>
          <text:p text:style-name="P21"><text:span text:style-name="T1">Kolumna B</text:span> – Nazwisko policjanta (text), <text:span text:style-name="T23">w przypadku zmiany nazwiska kolumna jest aktualizowana</text:span></text:p>
        </text:list-item>
        <text:list-item>
          <text:p text:style-name="P21"><text:span text:style-name="T1">Kolumna C </text:span>– numer odznaki (Numeric)</text:p>
        </text:list-item>
        <text:list-item>
          <text:p text:style-name="P21"><text:span text:style-name="T1">Kolumna D </text:span>– <text:span text:style-name="T23">stopień (text), w przypadku zmiany stopnia </text:span><text:span text:style-name="T24">tworzony jest nowy wiersz dla danego pracownika, z nowym stopniem i zmienionymi datami początku i końca służby na danym stopniu</text:span></text:p>
        </text:list-item>
        <text:list-item>
          <text:p text:style-name="P22"><text:span text:style-name="T1">Kolumna E </text:span>– data początku służby na obecnym stopniu (rok-miesiąc-dzień)</text:p>
        </text:list-item>
        <text:list-item>
          <text:p text:style-name="P22"><text:span text:style-name="T1">Kolumna F </text:span>– data końca służby na obecnym stopniu (rok-miesiąc-dzień)</text:p>
        </text:list-item>
        <text:list-item>
          <text:p text:style-name="P23"><text:span text:style-name="T1">Kolumna </text:span><text:span text:style-name="T3">G </text:span>– Pesel (text)</text:p>
        </text:list-item>
        <text:list-item>
          <text:p text:style-name="P25"><text:span text:style-name="T1">Kolumna H </text:span>– płeć (text)</text:p>
        </text:list-item>
      </text:list>
      <text:p text:style-name="P24"/>
      <text:p text:style-name="P24"/>
      <text:p text:style-name="P83"/>
      <text:p text:style-name="P83"><text:soft-page-break/></text:p>
      <text:p text:style-name="P83">3. Scenariusze problemów analitycznych:</text:p>
      <text:p text:style-name="P83"/>
      <text:p text:style-name="P16">Dlaczego w poprzednim kwartale zanotowano wzrost/spadek liczby wykroczeń?</text:p>
      <text:p text:style-name="P15"/>
      <text:p text:style-name="P26">1. Porównaj liczbę przeprowadzonych akcji w ostatnim kwartale względem poprzedniego.</text:p>
      <text:p text:style-name="P26">2. Porównaj liczbę wykroczeń popełnionych przez dni weekendowe w ostatni kwartale względem poprzedniego.</text:p>
      <text:p text:style-name="P26">3. Porównaj liczbę wystawionych mandatów w ostatnim kwartale względem poprzedniego.</text:p>
      <text:p text:style-name="P26">4. Porównaj średnią liczbę kontroli na akcję podczas ostatniego kwartału względem poprzedniego.</text:p>
      <text:p text:style-name="P26">5. Porównaj ile kontroli zakończyło się na upomnieniu w ostatnim kwartale względem roku poprzedniego.</text:p>
      <text:p text:style-name="P26">6. <text:span text:style-name="T25">Które miejsca obfitowały w najwięcej wykroczeń podczas ostatniego kwartału?</text:span></text:p>
      <text:p text:style-name="P28"><text:span text:style-name="T26">7</text:span>. Porównaj patrole względem ilości wystawionych mandatów, w których przynajmniej jednym z policjantów była kobieta, do tych w których byli sami mężczyźni.</text:p>
      <text:p text:style-name="P28"><text:span text:style-name="T26">8</text:span>. Jaki procent wykroczeń z ostatniego kwartału stanowiły wykroczenia popełnione w miejscach niedaleko dyskotek/barów?</text:p>
      <text:p text:style-name="P28"/>
      <text:p text:style-name="P28"/>
      <text:p text:style-name="P41"><text:span text:style-name="T12">J</text:span><text:span text:style-name="T11">aki wpływ maja dyskusje zatrzymanego na wystawienie mandatu?</text:span></text:p>
      <text:p text:style-name="P28"/>
      <text:p text:style-name="P30">1. Ilu sposrod wystawionych mandatow z ostatniego kwartału towarzyszyły dyskusje zatrzymanego?</text:p>
      <text:p text:style-name="P30">2. Ktora z płci czesciej wdaje się w dyskusje podczas przeprowadzanej kontroli?</text:p>
      <text:p text:style-name="P30">3. Ile razy osoba zatrzymana, która nie dyskutowala zostala ukarana jedynie upomnieniem?</text:p>
      <text:p text:style-name="P28"/>
      <text:p text:style-name="P28"/>
      <text:p text:style-name="P84"><text:span text:style-name="T27">4. Dane potrzebne do problemów analitycznych</text:span>:</text:p>
      <text:p text:style-name="P35"/>
      <text:p text:style-name="P36">Problem: <text:span text:style-name="T28">„Dlaczego w poprzednim kwartale zanotowano wzrost/spadek liczby wykroczeń?”</text:span></text:p>
      <text:p text:style-name="P42"/>
      <text:p text:style-name="P27"><text:span text:style-name="T27">1. </text:span>Porównaj liczbę przeprowadzonych akcji w ostatnim kwartale względem poprzedniego:</text:p>
      <text:list xml:id="list1959959064" text:style-name="L3">
        <text:list-item>
          <text:p text:style-name="P46">ostatni kwartał –<text:span text:style-name="T30"> </text:span><text:span text:style-name="T34"><text:s/></text:span><text:span text:style-name="T31">Ticketer, tabela </text:span><text:span text:style-name="T32">Akcja,</text:span><text:span text:style-name="T31"> </text:span><text:span text:style-name="T18">kolumna</text:span><text:span text:style-name="T31"> </text:span><text:span text:style-name="T32">data</text:span></text:p>
        </text:list-item>
      </text:list>
      <text:p text:style-name="P43"/>
      <text:p text:style-name="P63">2. <text:span text:style-name="T24"><text:s/>Porównaj liczbę wykroczeń popełnionych przez dni weekendowe w ostatni kwartale względem poprzedniego:</text:span></text:p>
      <text:list xml:id="list3695211165" text:style-name="L4">
        <text:list-item>
          <text:p text:style-name="P64"><text:span text:style-name="T1">ilość wystawionych mandatów</text:span> – <text:span text:style-name="T35">Ticketer, tabela Kontrola, kolumna czas</text:span></text:p>
        </text:list-item>
        <text:list-item>
          <text:p text:style-name="P47">ostatni kwartał –<text:span text:style-name="T30"> <text:s/></text:span><text:span text:style-name="T19">pobrane z zewnętrznego API, np. Google Calendar</text:span></text:p>
        </text:list-item>
      </text:list>
      <text:p text:style-name="P29"/>
      <text:p text:style-name="P29">3. <text:span text:style-name="T24">Porównaj liczbę wystawionych mandatów w ostatnim kwartale względem poprzedniego:</text:span></text:p>
      <text:list xml:id="list2984738201" text:style-name="L5">
        <text:list-item>
          <text:p text:style-name="P38">liczba wystawionych mandatów – <text:span text:style-name="T30">Ticketer,</text:span><text:span text:style-name="T36"> tabela Mandat</text:span></text:p>
        </text:list-item>
        <text:list-item>
          <text:p text:style-name="P48">ostatni kwartał – <text:span text:style-name="T30">Ticketer, </text:span><text:span text:style-name="T17">tabela </text:span><text:span text:style-name="T30">Kontrola, </text:span><text:span text:style-name="T17">kolumna </text:span><text:span text:style-name="T30">czas</text:span></text:p>
        </text:list-item>
      </text:list>
      <text:p text:style-name="P65"/>
      <text:p text:style-name="P65">4. <text:span text:style-name="T24">Porównaj średnią liczbę kontroli na akcję podczas ostatniego kwartału względem poprzedniego:</text:span></text:p>
      <text:list xml:id="list1279233185" text:style-name="L6">
        <text:list-item>
          <text:p text:style-name="P49">liczba przeprowadzonych <text:span text:style-name="T40">akcji</text:span> – <text:span text:style-name="T32">Ticketer, </text:span><text:span text:style-name="T19">tabela </text:span><text:span text:style-name="T32">Akcja, </text:span><text:span text:style-name="T19">kolumna </text:span><text:span text:style-name="T32">data</text:span></text:p>
        </text:list-item>
        <text:list-item>
          <text:p text:style-name="P50">liczba przeprowadzonych kontroli – <text:span text:style-name="T30">Ticketer, </text:span><text:span text:style-name="T17">tabela Kontrola, kolumna czas</text:span></text:p>
        </text:list-item>
      </text:list>
      <text:p text:style-name="P66"/>
      <text:p text:style-name="P66">5. <text:span text:style-name="T24">Porównaj ile kontroli zakończyło się na upomnieniu w ostatnim kwartale względem roku poprzedniego:</text:span></text:p>
      <text:list xml:id="list2637119194" text:style-name="L7">
        <text:list-item>
          <text:p text:style-name="P67"><text:soft-page-break/><text:span text:style-name="T1">liczba kontroli bez wykroczeń</text:span> – <text:span text:style-name="T34">Ticketer, </text:span>tabela <text:span text:style-name="T34">Kontrola</text:span>, kolumna <text:span text:style-name="T34">wykroczenie</text:span></text:p>
        </text:list-item>
        <text:list-item>
          <text:p text:style-name="P51">ostatni kwartał<text:span text:style-name="T17"> – </text:span><text:span text:style-name="T30">Ticketer, </text:span><text:span text:style-name="T17">tabela </text:span><text:span text:style-name="T30">Kontrola, </text:span><text:span text:style-name="T20">kolumna </text:span><text:span text:style-name="T33">czas</text:span></text:p>
        </text:list-item>
      </text:list>
      <text:p text:style-name="P44"/>
      <text:p text:style-name="P68">6. <text:span text:style-name="T25">Które miejsca obfitowały w najwięcej wykroczeń podczas ostatniego kwartału?</text:span></text:p>
      <text:list xml:id="list1423727094" text:style-name="L8">
        <text:list-item>
          <text:p text:style-name="P69"><text:span text:style-name="T1">miejsca przeprowadzonych akcji </text:span>– <text:span text:style-name="T34">Ticketer, </text:span>tabela <text:span text:style-name="T34">Akcja, </text:span>kolumna <text:span text:style-name="T34">miejsce</text:span></text:p>
        </text:list-item>
        <text:list-item>
          <text:p text:style-name="P69"><text:span text:style-name="T1">liczba popełnionych wykroczeń</text:span> – <text:span text:style-name="T34">Ticketer, </text:span>tabela <text:span text:style-name="T34">Kontrola,</text:span> kolumna <text:span text:style-name="T34">wykroczenie</text:span></text:p>
        </text:list-item>
      </text:list>
      <text:p text:style-name="P45"/>
      <text:p text:style-name="P70">7. <text:span text:style-name="T25">Porównaj patrole względem ilości wystawionych mandatów, w których przynajmniej jednym z policjantów była kobieta, do tych w których byli sami mężczyźni:</text:span></text:p>
      <text:list xml:id="list4211190501" text:style-name="L9">
        <text:list-item>
          <text:p text:style-name="P52">płeć pierwszego policjanta z patrolu – <text:span text:style-name="T30">Excel Komendanta, kolumna G</text:span></text:p>
        </text:list-item>
        <text:list-item>
          <text:p text:style-name="P52">płeć drugiego policjanta z patrolu - <text:span text:style-name="T30">Excel Komendanta, kolumna G</text:span></text:p>
        </text:list-item>
        <text:list-item>
          <text:p text:style-name="P54">liczba wystawionych mandatów – <text:span text:style-name="T30">Ticketer, </text:span><text:span text:style-name="T17">tabela </text:span><text:span text:style-name="T30">Mandat</text:span></text:p>
        </text:list-item>
      </text:list>
      <text:p text:style-name="P70"/>
      <text:p text:style-name="P70"/>
      <text:p text:style-name="P88"><text:span text:style-name="T41">8. </text:span>Jaki procent wykroczeń z ostatniego kwartału stanowiły wykroczenia popełnione w miejscach niedaleko dyskotek/barów?</text:p>
      <text:list xml:id="list3489802867" text:style-name="L10">
        <text:list-item>
          <text:p text:style-name="P53">miejsce kontroli – <text:span text:style-name="T30">Ticketer, </text:span><text:span text:style-name="T17">tabela </text:span><text:span text:style-name="T30">Akcja, </text:span><text:span text:style-name="T17">kolumna</text:span><text:span text:style-name="T30"> miejsce</text:span></text:p>
        </text:list-item>
        <text:list-item>
          <text:p text:style-name="P40"><text:span text:style-name="T37">rodzaj wykroczenia </text:span>– <text:span text:style-name="T17">Ticketer, </text:span><text:span text:style-name="T36">tabela </text:span><text:span text:style-name="T17">Kontrola,</text:span><text:span text:style-name="T36"> kolumna</text:span><text:span text:style-name="T17"> wykroczenie</text:span></text:p>
        </text:list-item>
        <text:list-item>
          <text:p text:style-name="P53">sąsiedztwo dyskotek – <text:span text:style-name="T17">ani </text:span><text:span text:style-name="T30">Ticketer, ani Excel Komendanta nie posiadają tych informacji, zaleca się analizę okolicy miejsca kontroli za pomocą zewnętrznego API, np. Mapy Google</text:span></text:p>
        </text:list-item>
      </text:list>
      <text:p text:style-name="P83"><text:s/></text:p>
      <text:p text:style-name="P37">Problem: <text:span text:style-name="T28">„</text:span><text:span text:style-name="T29">Jak bardzo alkohol wpływa na popełnianie wykroczen drogowych</text:span><text:span text:style-name="T28">?”</text:span></text:p>
      <text:p text:style-name="P39"><text:span text:style-name="T28"/></text:p>
      <text:p text:style-name="P92"><text:span text:style-name="T42">1. Ilu sposrod wystawionych mandatow z ostatniego kwartału towarzyszyły dyskusje zatrzymanego?</text:span></text:p>
      <text:list xml:id="list3161794611" text:style-name="L12">
        <text:list-item>
          <text:p text:style-name="P32"><text:span text:style-name="T1">Wystawienie mandatu</text:span> – <text:span text:style-name="T34">Ticketer</text:span><text:span text:style-name="T37">, tabela </text:span><text:span text:style-name="T34">Mandat</text:span></text:p>
        </text:list-item>
        <text:list-item>
          <text:p text:style-name="P32"><text:span text:style-name="T38">czy zatrzymany dyskutował </text:span><text:span text:style-name="T37">– ta informacja nie jest dostepna</text:span></text:p>
        </text:list-item>
      </text:list>
      <text:p text:style-name="P31"><text:span text:style-name="T37"/></text:p>
      <text:p text:style-name="P91"><text:span text:style-name="T37">2. Ktora z płci czesciej wdaje się w dyskusje podczas przeprowadzanej kontroli?</text:span></text:p>
      <text:list xml:id="list3555154555" text:style-name="L14">
        <text:list-item>
          <text:p text:style-name="P33"><text:span text:style-name="T39">p</text:span><text:span text:style-name="T38">łec zatrzymanego </text:span><text:span text:style-name="T37">– </text:span><text:span text:style-name="T34">Ticketer, </text:span><text:span text:style-name="T37">tabela </text:span><text:span text:style-name="T34">Mandat, </text:span><text:span text:style-name="T37">kolumna </text:span><text:span text:style-name="T34">płec</text:span></text:p>
        </text:list-item>
        <text:list-item>
          <text:p text:style-name="P71"><text:span text:style-name="T1">czy zatrzymany dyskutował </text:span>– informacja niedostepna</text:p>
        </text:list-item>
      </text:list>
      <text:p text:style-name="P72"/>
      <text:p text:style-name="P90">3. Ile razy osoba zatrzymana, która nie dyskutowala zostala ukarana jedynie upomnieniem?</text:p>
      <text:list xml:id="list3332268021" text:style-name="L15">
        <text:list-item>
          <text:p text:style-name="P55">Popełnione wykroczenie – <text:span text:style-name="T30">Ticketer, </text:span><text:span text:style-name="T17">tabela </text:span><text:span text:style-name="T30">Kontrola, </text:span><text:span text:style-name="T17">kolumna </text:span><text:span text:style-name="T30">wykroczenie</text:span></text:p>
        </text:list-item>
        <text:list-item>
          <text:p text:style-name="P55">czy zatrzymany dyskutował – <text:span text:style-name="T17">informacja niedostepna</text:span></text:p>
        </text:list-item>
      </text:list>
      <text:p text:style-name="P56"><text:span text:style-name="T17"/></text:p>
      <text:p text:style-name="P56"><text:span text:style-name="T17"/></text:p>
      <text:p text:style-name="P57"><text:span text:style-name="T17">W przedstawionym rozwiazaniu, który wspierac ma komendanta w planowaniu taktyki zwiazanej z redukcja wykroczen drogowych, niemozliwym jest rozwiazanie oznaczonych na czerwono problemow, bez wprowadzenia dodatkowych wymagan dla patroli przeprowadzajacych akcje.</text:span></text:p>
      <text:p text:style-name="P57"><text:span text:style-name="T17">Aby uzyskiwac niezbedne informacje patrole podczas przeprowadzanych akcji, </text:span><text:span text:style-name="T21">patrole</text:span><text:span text:style-name="T17"> powinny dodawac krotkie notatki na temat tego jak zachowywal się zatrzym</text:span><text:span text:style-name="T21">any:</text:span></text:p>
      <text:p text:style-name="P57"><text:span text:style-name="T21"/></text:p>
      <text:list xml:id="list2708491854" text:style-name="L16">
        <text:list-item>
          <text:p text:style-name="P58"><text:span text:style-name="T17">Czy sprawiał problemy podczas zatrzymania?</text:span></text:p>
        </text:list-item>
        <text:list-item>
          <text:p text:style-name="P58"><text:span text:style-name="T17">Czy probowal tlumaczyc swoje wykroczenie?</text:span></text:p>
        </text:list-item>
        <text:list-item>
          <text:p text:style-name="P58"><text:span text:style-name="T17">Czy probowal przekupywac patrol, aby uniknac kary?</text:span></text:p>
        </text:list-item>
      </text:list>
      <text:p text:style-name="P59"><text:span text:style-name="T17"/></text:p>
      <text:p text:style-name="P59"><text:span text:style-name="T17">Sporzadzone notatki po kazdej akcji trafiaja do komendanta, a następnie do jego Excela, w którym rejestruje on zachowanie zatrzymanych podczas kontroli:</text:span></text:p>
      <text:list xml:id="list4147321420" text:style-name="L17">
        <text:list-item>
          <text:p text:style-name="P60"><text:span text:style-name="T17">Kolumna A – id akcji (Numeric)</text:span></text:p>
        </text:list-item>
        <text:list-item>
          <text:p text:style-name="P61"><text:span text:style-name="T17">Kolumna B – </text:span><text:span text:style-name="T22">id patrolu (Numeric)</text:span></text:p>
        </text:list-item>
        <text:list-item>
          <text:p text:style-name="P61"><text:span text:style-name="T22">Kolumna C - </text:span><text:span text:style-name="T17"><text:s/></text:span><text:span text:style-name="T22">aparycja zatrzymanego (dostepne wartosci: negatywna, bierna, pozytywna)</text:span></text:p>
        </text:list-item>
        <text:list-item>
          <text:p text:style-name="P62"><text:soft-page-break/><text:span text:style-name="T22">K</text:span><text:span text:style-name="T17">olumna D – czy wystapila proba przekupienia (dostepne wartosci: tak, nie)</text:span></text:p>
        </text:list-item>
      </text:list>
      <text:p text:style-name="P59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7:53:22.394590800</meta:creation-date>
    <dc:date>2025-10-15T14:56:24.423007426</dc:date>
    <meta:editing-duration>PT29M35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6" meta:paragraph-count="160" meta:word-count="1261" meta:character-count="9374" meta:non-whitespace-character-count="8276"/>
  </office:meta>
</office:document-meta>
</file>